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26in"/>
    </style:style>
    <style:style style:name="co2" style:family="table-column">
      <style:table-column-properties fo:break-before="auto" style:column-width="0.7402in"/>
    </style:style>
    <style:style style:name="co3" style:family="table-column">
      <style:table-column-properties fo:break-before="auto" style:column-width="0.7307in"/>
    </style:style>
    <style:style style:name="co4" style:family="table-column">
      <style:table-column-properties fo:break-before="auto" style:column-width="0.6429in"/>
    </style:style>
    <style:style style:name="co5" style:family="table-column">
      <style:table-column-properties fo:break-before="auto" style:column-width="0.6819in"/>
    </style:style>
    <style:style style:name="co6" style:family="table-column">
      <style:table-column-properties fo:break-before="auto" style:column-width="0.0972in"/>
    </style:style>
    <style:style style:name="co7" style:family="table-column">
      <style:table-column-properties fo:break-before="auto" style:column-width="2.2417in"/>
    </style:style>
    <style:style style:name="co8" style:family="table-column">
      <style:table-column-properties fo:break-before="auto" style:column-width="3.5083in"/>
    </style:style>
    <style:style style:name="co9" style:family="table-column">
      <style:table-column-properties fo:break-before="auto" style:column-width="2.124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d7"/>
    </style:style>
    <style:style style:name="ce16" style:family="table-cell" style:parent-style-name="Default">
      <style:table-cell-properties fo:background-color="#dde8cb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19" style:family="table-cell" style:parent-style-name="Default" style:data-style-name="N100">
      <style:table-cell-properties fo:background-color="#ffffd7" style:text-align-source="fix" style:repeat-content="false"/>
      <style:paragraph-properties fo:text-align="start"/>
    </style:style>
    <style:style style:name="ce20" style:family="table-cell" style:parent-style-name="Default" style:data-style-name="N100">
      <style:table-cell-properties fo:background-color="#dde8cb" style:text-align-source="fix" style:repeat-content="false"/>
      <style:paragraph-properties fo:text-align="start"/>
    </style:style>
    <style:style style:name="ce4" style:family="table-cell" style:parent-style-name="Default" style:data-style-name="N100"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ce24" style:family="table-cell" style:parent-style-name="Default" style:data-style-name="N100">
      <style:table-cell-properties fo:background-color="#ffffd7"/>
    </style:style>
    <style:style style:name="ce27" style:family="table-cell" style:parent-style-name="Default" style:data-style-name="N100">
      <style:table-cell-properties fo:background-color="#dde8cb"/>
    </style:style>
    <style:style style:name="ce6" style:family="table-cell" style:parent-style-name="Default">
      <style:text-properties style:use-window-font-color="true"/>
    </style:style>
    <style:style style:name="ce7" style:family="table-cell" style:parent-style-name="Default">
      <style:table-cell-properties fo:background-color="#ffffd7"/>
      <style:text-properties style:use-window-font-color="true"/>
    </style:style>
    <style:style style:name="ce8" style:family="table-cell" style:parent-style-name="Default">
      <style:table-cell-properties fo:background-color="#dde8cb"/>
      <style:text-properties style:use-window-font-color="true"/>
    </style:style>
    <style:style style:name="ce9" style:family="table-cell" style:parent-style-name="Default" style:data-style-name="N2">
      <style:text-properties fo:font-weight="bold" style:font-weight-asian="bold" style:font-weight-complex="bold"/>
    </style:style>
    <style:style style:name="ce34" style:family="table-cell" style:parent-style-name="Default" style:data-style-name="N2"/>
    <style:style style:name="ce35" style:family="table-cell" style:parent-style-name="Default" style:data-style-name="N2"/>
    <style:style style:name="ce23" style:family="table-cell" style:parent-style-name="Default" style:data-style-name="N2"/>
    <style:style style:name="ce10" style:family="table-cell" style:parent-style-name="Default" style:data-style-name="N2"/>
    <style:style style:name="ce25" style:family="table-cell" style:parent-style-name="Default" style:data-style-name="N2"/>
    <style:style style:name="ce26" style:family="table-cell" style:parent-style-name="Default" style:data-style-name="N2">
      <style:table-cell-properties fo:background-color="#ffffd7"/>
    </style:style>
    <style:style style:name="ce40" style:family="table-cell" style:parent-style-name="Default" style:data-style-name="N2">
      <style:table-cell-properties fo:background-color="#ffffd7"/>
    </style:style>
    <style:style style:name="ce11" style:family="table-cell" style:parent-style-name="Default" style:data-style-name="N2">
      <style:table-cell-properties fo:background-color="#ffffd7"/>
    </style:style>
    <style:style style:name="ce42" style:family="table-cell" style:parent-style-name="Default" style:data-style-name="N2">
      <style:table-cell-properties fo:background-color="#ffffd7"/>
    </style:style>
    <style:style style:name="ce28" style:family="table-cell" style:parent-style-name="Default" style:data-style-name="N2">
      <style:table-cell-properties fo:background-color="#ffffd7"/>
    </style:style>
    <style:style style:name="ce29" style:family="table-cell" style:parent-style-name="Default" style:data-style-name="N2"/>
    <style:style style:name="ce12" style:family="table-cell" style:parent-style-name="Default" style:data-style-name="N2">
      <style:table-cell-properties fo:background-color="#dde8cb"/>
    </style:style>
    <style:style style:name="ce1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1" table:default-cell-style-name="ce5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Version</text:p>
          </table:table-cell>
          <table:table-cell table:style-name="ce1" office:value-type="string" calcext:value-type="string">
            <text:p>Source</text:p>
          </table:table-cell>
          <table:table-cell table:style-name="ce4" office:value-type="string" calcext:value-type="string">
            <text:p>Optimize</text:p>
          </table:table-cell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Run (ms)</text:p>
          </table:table-cell>
          <table:table-cell table:style-name="ce1" office:value-type="string" calcext:value-type="string">
            <text:p>Size (KB)</text:p>
          </table:table-cell>
          <table:table-cell table:style-name="ce1"/>
          <table:table-cell table:style-name="ce1" office:value-type="string" calcext:value-type="string">
            <text:p>Implementation</text:p>
          </table:table-cell>
          <table:table-cell table:style-name="ce9" office:value-type="string" calcext:value-type="string">
            <text:p>Relative Performance to Javascript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eForth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g++/C.9</text:p>
          </table:table-cell>
          <table:table-cell office:value-type="string" calcext:value-type="string">
            <text:p>-O3</text:p>
          </table:table-cell>
          <table:table-cell office:value-type="string" calcext:value-type="string">
            <text:p>CPU</text:p>
          </table:table-cell>
          <table:table-cell office:value-type="float" office:value="73" calcext:value-type="float">
            <text:p>73</text:p>
          </table:table-cell>
          <table:table-cell office:value-type="float" office:value="226" calcext:value-type="float">
            <text:p>226</text:p>
          </table:table-cell>
          <table:table-cell/>
          <table:table-cell table:formula="of:=CONCATENATE([.A2];&quot; &quot;;[.B2];&quot; &quot;;[.C2];&quot; &quot;;[.D2])" office:value-type="string" office:string-value="eForth 5.0 g++/C.9 -O3" calcext:value-type="string">
            <text:p>eForth 5.0 g++/C.9 -O3</text:p>
          </table:table-cell>
          <table:table-cell table:style-name="ce34" table:formula="of:=1459/[.F2]" office:value-type="float" office:value="19.986301369863" calcext:value-type="float">
            <text:p>19.99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eForth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g++/C.9</text:p>
          </table:table-cell>
          <table:table-cell office:value-type="string" calcext:value-type="string">
            <text:p>-O2</text:p>
          </table:table-cell>
          <table:table-cell office:value-type="string" calcext:value-type="string">
            <text:p>CPU</text:p>
          </table:table-cell>
          <table:table-cell office:value-type="float" office:value="81" calcext:value-type="float">
            <text:p>81</text:p>
          </table:table-cell>
          <table:table-cell office:value-type="float" office:value="209" calcext:value-type="float">
            <text:p>209</text:p>
          </table:table-cell>
          <table:table-cell/>
          <table:table-cell table:style-name="ce6" table:formula="of:=CONCATENATE([.A3];&quot; &quot;;[.B3];&quot; &quot;;[.C3];&quot; &quot;;[.D3])" office:value-type="string" office:string-value="eForth 5.0 g++/C.9 -O2" calcext:value-type="string">
            <text:p>eForth 5.0 g++/C.9 -O2</text:p>
          </table:table-cell>
          <table:table-cell table:style-name="ce35" table:formula="of:=1459/[.F3]" office:value-type="float" office:value="18.0123456790123" calcext:value-type="float">
            <text:p>18.01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eForth</text:p>
          </table:table-cell>
          <table:table-cell office:value-type="string" calcext:value-type="string">
            <text:p>4.2/f32</text:p>
          </table:table-cell>
          <table:table-cell office:value-type="string" calcext:value-type="string">
            <text:p>g++/C.8</text:p>
          </table:table-cell>
          <table:table-cell office:value-type="string" calcext:value-type="string">
            <text:p>-O2</text:p>
          </table:table-cell>
          <table:table-cell office:value-type="string" calcext:value-type="string">
            <text:p>CPU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/>
          <table:table-cell table:style-name="ce6" table:formula="of:=CONCATENATE([.A4];&quot; &quot;;[.B4];&quot; &quot;;[.C4];&quot; &quot;;[.D4])" office:value-type="string" office:string-value="eForth 4.2/f32 g++/C.8 -O2" calcext:value-type="string">
            <text:p>eForth 4.2/f32 g++/C.8 -O2</text:p>
          </table:table-cell>
          <table:table-cell table:style-name="ce23" table:formula="of:=1459/[.F4]" office:value-type="float" office:value="17.578313253012" calcext:value-type="float">
            <text:p>17.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orth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g++/C.8</text:p>
          </table:table-cell>
          <table:table-cell office:value-type="string" calcext:value-type="string">
            <text:p>-O1</text:p>
          </table:table-cell>
          <table:table-cell office:value-type="string" calcext:value-type="string">
            <text:p>CPU</text:p>
          </table:table-cell>
          <table:table-cell office:value-type="float" office:value="85" calcext:value-type="float">
            <text:p>85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CONCATENATE([.A5];&quot; &quot;;[.B5];&quot; &quot;;[.C5];&quot; &quot;;[.D5])" office:value-type="string" office:string-value="eForth 4.2 g++/C.8 -O1" calcext:value-type="string">
            <text:p>eForth 4.2 g++/C.8 -O1</text:p>
          </table:table-cell>
          <table:table-cell table:style-name="ce10" table:formula="of:=1459/[.F5]" office:value-type="float" office:value="17.1647058823529" calcext:value-type="float">
            <text:p>17.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orth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g++/C.8</text:p>
          </table:table-cell>
          <table:table-cell office:value-type="string" calcext:value-type="string">
            <text:p>-O2</text:p>
          </table:table-cell>
          <table:table-cell office:value-type="string" calcext:value-type="string">
            <text:p>CPU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6" table:formula="of:=CONCATENATE([.A6];&quot; &quot;;[.B6];&quot; &quot;;[.C6];&quot; &quot;;[.D6])" office:value-type="string" office:string-value="eForth 4.2 g++/C.8 -O2" calcext:value-type="string">
            <text:p>eForth 4.2 g++/C.8 -O2</text:p>
          </table:table-cell>
          <table:table-cell table:style-name="ce25" table:formula="of:=1459/[.F6]" office:value-type="float" office:value="16.7701149425287" calcext:value-type="float">
            <text:p>16.77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weForth</text:p>
          </table:table-cell>
          <table:table-cell table:style-name="ce19" office:value-type="string" calcext:value-type="string">
            <text:p>4.2/f32/ng</text:p>
          </table:table-cell>
          <table:table-cell table:style-name="ce15" office:value-type="string" calcext:value-type="string">
            <text:p>EM.b</text:p>
          </table:table-cell>
          <table:table-cell table:style-name="ce24" office:value-type="string" calcext:value-type="string">
            <text:p>-O2</text:p>
          </table:table-cell>
          <table:table-cell table:style-name="ce15" office:value-type="string" calcext:value-type="string">
            <text:p>FF.b1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153" calcext:value-type="float">
            <text:p>153</text:p>
          </table:table-cell>
          <table:table-cell table:style-name="ce15"/>
          <table:table-cell table:style-name="ce7" table:formula="of:=CONCATENATE([.A7];&quot; &quot;;[.B7];&quot; &quot;;[.C7];&quot; &quot;;[.D7])" office:value-type="string" office:string-value="weForth 4.2/f32/ng EM.b -O2" calcext:value-type="string">
            <text:p>weForth 4.2/f32/ng EM.b -O2</text:p>
          </table:table-cell>
          <table:table-cell table:style-name="ce26" table:formula="of:=1459/[.F7]" office:value-type="float" office:value="11.3984375" calcext:value-type="float">
            <text:p>11.40</text:p>
          </table:table-cell>
          <table:table-cell/>
          <table:table-cell table:style-name="ce13"/>
          <table:table-cell table:number-columns-repeated="1012"/>
        </table:table-row>
        <table:table-row table:style-name="ro1">
          <table:table-cell table:style-name="ce15" office:value-type="string" calcext:value-type="string">
            <text:p>weForth</text:p>
          </table:table-cell>
          <table:table-cell table:style-name="ce19" office:value-type="string" calcext:value-type="string">
            <text:p>4.2/f32/ng</text:p>
          </table:table-cell>
          <table:table-cell table:style-name="ce15" office:value-type="string" calcext:value-type="string">
            <text:p>EM.c</text:p>
          </table:table-cell>
          <table:table-cell table:style-name="ce24" office:value-type="string" calcext:value-type="string">
            <text:p>-O2</text:p>
          </table:table-cell>
          <table:table-cell table:style-name="ce15" office:value-type="string" calcext:value-type="string">
            <text:p>FF.c1</text:p>
          </table:table-cell>
          <table:table-cell table:style-name="ce15" office:value-type="float" office:value="137" calcext:value-type="float">
            <text:p>137</text:p>
          </table:table-cell>
          <table:table-cell table:style-name="ce15" office:value-type="float" office:value="171" calcext:value-type="float">
            <text:p>171</text:p>
          </table:table-cell>
          <table:table-cell table:style-name="ce15"/>
          <table:table-cell table:style-name="ce7" table:formula="of:=CONCATENATE([.A8];&quot; &quot;;[.B8];&quot; &quot;;[.C8];&quot; &quot;;[.D8])" office:value-type="string" office:string-value="weForth 4.2/f32/ng EM.c -O2" calcext:value-type="string">
            <text:p>weForth 4.2/f32/ng EM.c -O2</text:p>
          </table:table-cell>
          <table:table-cell table:style-name="ce40" table:formula="of:=1459/[.F8]" office:value-type="float" office:value="10.6496350364964" calcext:value-type="float">
            <text:p>10.65</text:p>
          </table:table-cell>
          <table:table-cell/>
          <table:table-cell table:style-name="ce13"/>
          <table:table-cell table:number-columns-repeated="1012"/>
        </table:table-row>
        <table:table-row table:style-name="ro1">
          <table:table-cell table:style-name="ce15" office:value-type="string" calcext:value-type="string">
            <text:p>weForth</text:p>
          </table:table-cell>
          <table:table-cell table:style-name="ce19" office:value-type="string" calcext:value-type="string">
            <text:p>4.2/f32</text:p>
          </table:table-cell>
          <table:table-cell table:style-name="ce15" office:value-type="string" calcext:value-type="string">
            <text:p>EM.b</text:p>
          </table:table-cell>
          <table:table-cell table:style-name="ce24" office:value-type="string" calcext:value-type="string">
            <text:p>-O2</text:p>
          </table:table-cell>
          <table:table-cell table:style-name="ce15" office:value-type="string" calcext:value-type="string">
            <text:p>FF.b1</text:p>
          </table:table-cell>
          <table:table-cell table:style-name="ce15" office:value-type="float" office:value="140" calcext:value-type="float">
            <text:p>140</text:p>
          </table:table-cell>
          <table:table-cell table:style-name="ce15" office:value-type="float" office:value="153" calcext:value-type="float">
            <text:p>153</text:p>
          </table:table-cell>
          <table:table-cell table:style-name="ce15"/>
          <table:table-cell table:style-name="ce7" table:formula="of:=CONCATENATE([.A9];&quot; &quot;;[.B9];&quot; &quot;;[.C9];&quot; &quot;;[.D9])" office:value-type="string" office:string-value="weForth 4.2/f32 EM.b -O2" calcext:value-type="string">
            <text:p>weForth 4.2/f32 EM.b -O2</text:p>
          </table:table-cell>
          <table:table-cell table:style-name="ce11" table:formula="of:=1459/[.F9]" office:value-type="float" office:value="10.4214285714286" calcext:value-type="float">
            <text:p>10.42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15" office:value-type="string" calcext:value-type="string">
            <text:p>weForth</text:p>
          </table:table-cell>
          <table:table-cell table:style-name="ce19" office:value-type="string" calcext:value-type="string">
            <text:p>4.2/f32</text:p>
          </table:table-cell>
          <table:table-cell table:style-name="ce15" office:value-type="string" calcext:value-type="string">
            <text:p>EM.c</text:p>
          </table:table-cell>
          <table:table-cell table:style-name="ce24" office:value-type="string" calcext:value-type="string">
            <text:p>-O2</text:p>
          </table:table-cell>
          <table:table-cell table:style-name="ce15" office:value-type="string" calcext:value-type="string">
            <text:p>FF.c1</text:p>
          </table:table-cell>
          <table:table-cell table:style-name="ce15" office:value-type="float" office:value="142" calcext:value-type="float">
            <text:p>142</text:p>
          </table:table-cell>
          <table:table-cell table:style-name="ce15" office:value-type="float" office:value="171" calcext:value-type="float">
            <text:p>171</text:p>
          </table:table-cell>
          <table:table-cell table:style-name="ce15"/>
          <table:table-cell table:style-name="ce7" table:formula="of:=CONCATENATE([.A10];&quot; &quot;;[.B10];&quot; &quot;;[.C10];&quot; &quot;;[.D10])" office:value-type="string" office:string-value="weForth 4.2/f32 EM.c -O2" calcext:value-type="string">
            <text:p>weForth 4.2/f32 EM.c -O2</text:p>
          </table:table-cell>
          <table:table-cell table:style-name="ce42" table:formula="of:=1459/[.F10]" office:value-type="float" office:value="10.2746478873239" calcext:value-type="float">
            <text:p>10.27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15" office:value-type="string" calcext:value-type="string">
            <text:p>weForth</text:p>
          </table:table-cell>
          <table:table-cell table:style-name="ce19" office:value-type="string" calcext:value-type="string">
            <text:p>4.2/f32/rt</text:p>
          </table:table-cell>
          <table:table-cell table:style-name="ce15" office:value-type="string" calcext:value-type="string">
            <text:p>EM.b</text:p>
          </table:table-cell>
          <table:table-cell table:style-name="ce24" office:value-type="string" calcext:value-type="string">
            <text:p>-O2</text:p>
          </table:table-cell>
          <table:table-cell table:style-name="ce15" office:value-type="string" calcext:value-type="string">
            <text:p>FF.b1</text:p>
          </table:table-cell>
          <table:table-cell table:style-name="ce15" office:value-type="float" office:value="147" calcext:value-type="float">
            <text:p>147</text:p>
          </table:table-cell>
          <table:table-cell table:style-name="ce15" office:value-type="float" office:value="153" calcext:value-type="float">
            <text:p>153</text:p>
          </table:table-cell>
          <table:table-cell table:style-name="ce15"/>
          <table:table-cell table:style-name="ce7" table:formula="of:=CONCATENATE([.A11];&quot; &quot;;[.B11];&quot; &quot;;[.C11];&quot; &quot;;[.D11])" office:value-type="string" office:string-value="weForth 4.2/f32/rt EM.b -O2" calcext:value-type="string">
            <text:p>weForth 4.2/f32/rt EM.b -O2</text:p>
          </table:table-cell>
          <table:table-cell table:style-name="ce28" table:formula="of:=1459/[.F11]" office:value-type="float" office:value="9.92517006802721" calcext:value-type="float">
            <text:p>9.93</text:p>
          </table:table-cell>
          <table:table-cell/>
          <table:table-cell table:style-name="ce13"/>
          <table:table-cell table:number-columns-repeated="1012"/>
        </table:table-row>
        <table:table-row table:style-name="ro1">
          <table:table-cell office:value-type="string" calcext:value-type="string">
            <text:p>weForth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EM.b</text:p>
          </table:table-cell>
          <table:table-cell office:value-type="string" calcext:value-type="string">
            <text:p>-O2</text:p>
          </table:table-cell>
          <table:table-cell office:value-type="string" calcext:value-type="string">
            <text:p>FF.b</text:p>
          </table:table-cell>
          <table:table-cell office:value-type="float" office:value="181" calcext:value-type="float">
            <text:p>181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6" table:formula="of:=CONCATENATE([.A12];&quot; &quot;;[.B12];&quot; &quot;;[.C12];&quot; &quot;;[.D12])" office:value-type="string" office:string-value="weForth 1.4 EM.b -O2" calcext:value-type="string">
            <text:p>weForth 1.4 EM.b -O2</text:p>
          </table:table-cell>
          <table:table-cell table:style-name="ce10" table:formula="of:=1459/[.F12]" office:value-type="float" office:value="8.06077348066298" calcext:value-type="float">
            <text:p>8.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orth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EM.b</text:p>
          </table:table-cell>
          <table:table-cell office:value-type="string" calcext:value-type="string">
            <text:p>-O1</text:p>
          </table:table-cell>
          <table:table-cell office:value-type="string" calcext:value-type="string">
            <text:p>FF.b</text:p>
          </table:table-cell>
          <table:table-cell office:value-type="float" office:value="215" calcext:value-type="float">
            <text:p>215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6" table:formula="of:=CONCATENATE([.A13];&quot; &quot;;[.B13];&quot; &quot;;[.C13];&quot; &quot;;[.D13])" office:value-type="string" office:string-value="eForth 4.2 EM.b -O1" calcext:value-type="string">
            <text:p>eForth 4.2 EM.b -O1</text:p>
          </table:table-cell>
          <table:table-cell table:style-name="ce10" table:formula="of:=1459/[.F13]" office:value-type="float" office:value="6.78604651162791" calcext:value-type="float">
            <text:p>6.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orth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EM.b</text:p>
          </table:table-cell>
          <table:table-cell office:value-type="string" calcext:value-type="string">
            <text:p>-O2</text:p>
          </table:table-cell>
          <table:table-cell office:value-type="string" calcext:value-type="string">
            <text:p>FF.b</text:p>
          </table:table-cell>
          <table:table-cell office:value-type="float" office:value="222" calcext:value-type="float">
            <text:p>222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6" table:formula="of:=CONCATENATE([.A14];&quot; &quot;;[.B14];&quot; &quot;;[.C14];&quot; &quot;;[.D14])" office:value-type="string" office:string-value="eForth 4.2 EM.b -O2" calcext:value-type="string">
            <text:p>eForth 4.2 EM.b -O2</text:p>
          </table:table-cell>
          <table:table-cell table:style-name="ce10" table:formula="of:=1459/[.F14]" office:value-type="float" office:value="6.57207207207207" calcext:value-type="float">
            <text:p>6.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Eforth</text:p>
          </table:table-cell>
          <table:table-cell office:value-type="string" calcext:value-type="string">
            <text:p>7.0.7</text:p>
          </table:table-cell>
          <table:table-cell office:value-type="string" calcext:value-type="string">
            <text:p>Asm.js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F.b</text:p>
          </table:table-cell>
          <table:table-cell office:value-type="float" office:value="272" calcext:value-type="float">
            <text:p>272</text:p>
          </table:table-cell>
          <table:table-cell office:value-type="float" office:value="29" calcext:value-type="float">
            <text:p>29</text:p>
          </table:table-cell>
          <table:table-cell/>
          <table:table-cell table:formula="of:=CONCATENATE([.A15];&quot; &quot;;[.B15];&quot; &quot;;[.C15];&quot; &quot;;[.D15])" office:value-type="string" office:string-value="uEforth 7.0.7 Asm.js --" calcext:value-type="string">
            <text:p>uEforth 7.0.7 Asm.js --</text:p>
          </table:table-cell>
          <table:table-cell table:style-name="ce29" table:formula="of:=1459/[.F15]" office:value-type="float" office:value="5.36397058823529" calcext:value-type="float">
            <text:p>5.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Forth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M.a</text:p>
          </table:table-cell>
          <table:table-cell office:value-type="string" calcext:value-type="string">
            <text:p>-O2</text:p>
          </table:table-cell>
          <table:table-cell office:value-type="string" calcext:value-type="string">
            <text:p>FF.a1</text:p>
          </table:table-cell>
          <table:table-cell office:value-type="float" office:value="410" calcext:value-type="float">
            <text:p>410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CONCATENATE([.A16];&quot; &quot;;[.B16];&quot; &quot;;[.C16];&quot; &quot;;[.D16])" office:value-type="string" office:string-value="weForth 1.2 EM.a -O2" calcext:value-type="string">
            <text:p>weForth 1.2 EM.a -O2</text:p>
          </table:table-cell>
          <table:table-cell table:style-name="ce10" table:formula="of:=1459/[.F16]" office:value-type="float" office:value="3.55853658536585" calcext:value-type="float">
            <text:p>3.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Forth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EM.b</text:p>
          </table:table-cell>
          <table:table-cell office:value-type="string" calcext:value-type="string">
            <text:p>-O0</text:p>
          </table:table-cell>
          <table:table-cell office:value-type="string" calcext:value-type="string">
            <text:p>FF.b</text:p>
          </table:table-cell>
          <table:table-cell office:value-type="float" office:value="451" calcext:value-type="float">
            <text:p>451</text:p>
          </table:table-cell>
          <table:table-cell office:value-type="float" office:value="267" calcext:value-type="float">
            <text:p>267</text:p>
          </table:table-cell>
          <table:table-cell/>
          <table:table-cell table:formula="of:=CONCATENATE([.A17];&quot; &quot;;[.B17];&quot; &quot;;[.C17];&quot; &quot;;[.D17])" office:value-type="string" office:string-value="weForth 1.4 EM.b -O0" calcext:value-type="string">
            <text:p>weForth 1.4 EM.b -O0</text:p>
          </table:table-cell>
          <table:table-cell table:style-name="ce10" table:formula="of:=1459/[.F17]" office:value-type="float" office:value="3.2350332594235" calcext:value-type="float">
            <text:p>3.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Forth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M.a</text:p>
          </table:table-cell>
          <table:table-cell office:value-type="string" calcext:value-type="string">
            <text:p>-O0</text:p>
          </table:table-cell>
          <table:table-cell office:value-type="string" calcext:value-type="string">
            <text:p>FF.a1</text:p>
          </table:table-cell>
          <table:table-cell office:value-type="float" office:value="943" calcext:value-type="float">
            <text:p>943</text:p>
          </table:table-cell>
          <table:table-cell office:value-type="float" office:value="254" calcext:value-type="float">
            <text:p>254</text:p>
          </table:table-cell>
          <table:table-cell/>
          <table:table-cell table:formula="of:=CONCATENATE([.A18];&quot; &quot;;[.B18];&quot; &quot;;[.C18];&quot; &quot;;[.D18])" office:value-type="string" office:string-value="weForth 1.2 EM.a -O0" calcext:value-type="string">
            <text:p>weForth 1.2 EM.a -O0</text:p>
          </table:table-cell>
          <table:table-cell table:style-name="ce10" table:formula="of:=1459/[.F18]" office:value-type="float" office:value="1.54718981972428" calcext:value-type="float">
            <text:p>1.55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eForth.js</text:p>
          </table:table-cell>
          <table:table-cell table:style-name="ce20" office:value-type="float" office:value="4.2" calcext:value-type="float">
            <text:p>4.2</text:p>
          </table:table-cell>
          <table:table-cell table:style-name="ce16" office:value-type="string" calcext:value-type="string">
            <text:p>Javascript</text:p>
          </table:table-cell>
          <table:table-cell table:style-name="ce27" office:value-type="string" calcext:value-type="string">
            <text:p>--</text:p>
          </table:table-cell>
          <table:table-cell table:style-name="ce16" office:value-type="string" calcext:value-type="string">
            <text:p>FF.b</text:p>
          </table:table-cell>
          <table:table-cell table:style-name="ce16" office:value-type="float" office:value="1459" calcext:value-type="float">
            <text:p>1459</text:p>
          </table:table-cell>
          <table:table-cell table:style-name="ce16" office:value-type="float" office:value="20" calcext:value-type="float">
            <text:p>20</text:p>
          </table:table-cell>
          <table:table-cell table:style-name="ce16"/>
          <table:table-cell table:style-name="ce8" table:formula="of:=CONCATENATE([.A19];&quot; &quot;;[.B19];&quot; &quot;;[.C19];&quot; &quot;;[.D19])" office:value-type="string" office:string-value="eForth.js 4.2 Javascript --" calcext:value-type="string">
            <text:p>eForth.js 4.2 Javascript --</text:p>
          </table:table-cell>
          <table:table-cell table:style-name="ce12" table:formula="of:=1459/[.F19]" office:value-type="float" office:value="1" calcext:value-type="float">
            <text:p>1.00</text:p>
          </table:table-cell>
          <table:table-cell/>
          <table:table-cell table:style-name="ce13"/>
          <table:table-cell table:number-columns-repeated="1012"/>
        </table:table-row>
        <table:table-row table:style-name="ro1">
          <table:table-cell office:value-type="string" calcext:value-type="string">
            <text:p>eForth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g++/C.8</text:p>
          </table:table-cell>
          <table:table-cell office:value-type="string" calcext:value-type="string">
            <text:p>-O0</text:p>
          </table:table-cell>
          <table:table-cell office:value-type="string" calcext:value-type="string">
            <text:p>CPU</text:p>
          </table:table-cell>
          <table:table-cell office:value-type="float" office:value="1830" calcext:value-type="float">
            <text:p>1830</text:p>
          </table:table-cell>
          <table:table-cell office:value-type="float" office:value="186" calcext:value-type="float">
            <text:p>186</text:p>
          </table:table-cell>
          <table:table-cell/>
          <table:table-cell table:formula="of:=CONCATENATE([.A20];&quot; &quot;;[.B20];&quot; &quot;;[.C20];&quot; &quot;;[.D20])" office:value-type="string" office:string-value="eForth 4.2 g++/C.8 -O0" calcext:value-type="string">
            <text:p>eForth 4.2 g++/C.8 -O0</text:p>
          </table:table-cell>
          <table:table-cell table:style-name="ce10" table:formula="of:=1459/[.F20]" office:value-type="float" office:value="0.797267759562842" calcext:value-type="float">
            <text:p>0.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orth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EM.b</text:p>
          </table:table-cell>
          <table:table-cell office:value-type="string" calcext:value-type="string">
            <text:p>-O0</text:p>
          </table:table-cell>
          <table:table-cell office:value-type="string" calcext:value-type="string">
            <text:p>FF.b</text:p>
          </table:table-cell>
          <table:table-cell office:value-type="float" office:value="4250" calcext:value-type="float">
            <text:p>4250</text:p>
          </table:table-cell>
          <table:table-cell office:value-type="float" office:value="273" calcext:value-type="float">
            <text:p>273</text:p>
          </table:table-cell>
          <table:table-cell/>
          <table:table-cell table:formula="of:=CONCATENATE([.A21];&quot; &quot;;[.B21];&quot; &quot;;[.C21];&quot; &quot;;[.D21])" office:value-type="string" office:string-value="eForth 4.2 EM.b -O0" calcext:value-type="string">
            <text:p>eForth 4.2 EM.b -O0</text:p>
          </table:table-cell>
          <table:table-cell table:style-name="ce10" table:formula="of:=1459/[.F21]" office:value-type="float" office:value="0.343294117647059" calcext:value-type="float">
            <text:p>0.3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1023"/>
        </table:table-row>
        <table:table-row table:style-name="ro1">
          <table:table-cell/>
          <table:table-cell table:style-name="Default" office:value-type="string" calcext:value-type="string">
            <text:p>FF.a = FireFox v120, FF.a1 = FF.a + 1 worker threa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F.b = FireFox v122, FF.b1 = FF.b + 1 worker threa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F.c = FireFox v135, FF.c1 = FF.c + 1 worker threa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M.a = Emscripten v3.1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M.b = Emscripten v3.1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M.c = Emscripten v4.0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32 = float32 CELL (instead of int32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t = Real-time, worker thread yield to main every loo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g = no graphic, (i.e. hide WebGL/THREE/Jolt)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J16:Sheet1.J21 Sheet1.J5:Sheet1.J5 Sheet1.J9:Sheet1.J9 Sheet1.J12:Sheet1.J14">
            <calcext:data-bar calcext:gradient="false" calcext:max-length="100" calcext:negative-color="#ff0000" calcext:positive-color="#8e86ae" calcext:axis-color="#000000">
              <calcext:formatting-entry calcext:value="0" calcext:type="number"/>
              <calcext:formatting-entry calcext:value="20" calcext:type="number"/>
            </calcext:data-bar>
          </calcext:conditional-format>
          <calcext:conditional-format calcext:target-range-address="Sheet1.J6:Sheet1.J6">
            <calcext:data-bar calcext:gradient="false" calcext:max-length="100" calcext:negative-color="#ff0000" calcext:positive-color="#8e86ae" calcext:axis-color="#000000">
              <calcext:formatting-entry calcext:value="0" calcext:type="number"/>
              <calcext:formatting-entry calcext:value="20" calcext:type="number"/>
            </calcext:data-bar>
          </calcext:conditional-format>
          <calcext:conditional-format calcext:target-range-address="Sheet1.J4:Sheet1.J4">
            <calcext:data-bar calcext:gradient="false" calcext:max-length="100" calcext:negative-color="#ff0000" calcext:positive-color="#8e86ae" calcext:axis-color="#000000">
              <calcext:formatting-entry calcext:value="0" calcext:type="number"/>
              <calcext:formatting-entry calcext:value="20" calcext:type="number"/>
            </calcext:data-bar>
          </calcext:conditional-format>
          <calcext:conditional-format calcext:target-range-address="Sheet1.J11:Sheet1.J11">
            <calcext:data-bar calcext:gradient="false" calcext:max-length="100" calcext:negative-color="#ff0000" calcext:positive-color="#8e86ae" calcext:axis-color="#000000">
              <calcext:formatting-entry calcext:value="0" calcext:type="number"/>
              <calcext:formatting-entry calcext:value="20" calcext:type="number"/>
            </calcext:data-bar>
          </calcext:conditional-format>
          <calcext:conditional-format calcext:target-range-address="Sheet1.J7:Sheet1.J7">
            <calcext:data-bar calcext:gradient="false" calcext:max-length="100" calcext:negative-color="#ff0000" calcext:positive-color="#8e86ae" calcext:axis-color="#000000">
              <calcext:formatting-entry calcext:value="0" calcext:type="number"/>
              <calcext:formatting-entry calcext:value="20" calcext:type="number"/>
            </calcext:data-bar>
          </calcext:conditional-format>
          <calcext:conditional-format calcext:target-range-address="Sheet1.J15:Sheet1.J15">
            <calcext:data-bar calcext:gradient="false" calcext:max-length="100" calcext:negative-color="#ff0000" calcext:positive-color="#8e86ae" calcext:axis-color="#000000">
              <calcext:formatting-entry calcext:value="0" calcext:type="number"/>
              <calcext:formatting-entry calcext:value="20" calcext:type="number"/>
            </calcext:data-bar>
          </calcext:conditional-format>
          <calcext:conditional-format calcext:target-range-address="Sheet1.J8:Sheet1.J8">
            <calcext:data-bar calcext:gradient="false" calcext:max-length="100" calcext:negative-color="#ff0000" calcext:positive-color="#8e86ae" calcext:axis-color="#000000">
              <calcext:formatting-entry calcext:value="0" calcext:type="number"/>
              <calcext:formatting-entry calcext:value="20" calcext:type="number"/>
            </calcext:data-bar>
          </calcext:conditional-format>
          <calcext:conditional-format calcext:target-range-address="Sheet1.J10:Sheet1.J10">
            <calcext:data-bar calcext:gradient="false" calcext:max-length="100" calcext:negative-color="#ff0000" calcext:positive-color="#8e86ae" calcext:axis-color="#000000">
              <calcext:formatting-entry calcext:value="0" calcext:type="number"/>
              <calcext:formatting-entry calcext:value="20" calcext:type="number"/>
            </calcext:data-bar>
          </calcext:conditional-format>
          <calcext:conditional-format calcext:target-range-address="Sheet1.J2:Sheet1.J2">
            <calcext:data-bar calcext:gradient="false" calcext:max-length="100" calcext:negative-color="#ff0000" calcext:positive-color="#8e86ae" calcext:axis-color="#000000">
              <calcext:formatting-entry calcext:value="0" calcext:type="number"/>
              <calcext:formatting-entry calcext:value="20" calcext:type="number"/>
            </calcext:data-bar>
          </calcext:conditional-format>
          <calcext:conditional-format calcext:target-range-address="Sheet1.J3:Sheet1.J3">
            <calcext:data-bar calcext:gradient="false" calcext:max-length="100" calcext:negative-color="#ff0000" calcext:positive-color="#8e86ae" calcext:axis-color="#000000">
              <calcext:formatting-entry calcext:value="0" calcext:type="number"/>
              <calcext:formatting-entry calcext:value="20" calcext:type="number"/>
            </calcext:data-bar>
          </calcext:conditional-format>
        </calcext:conditional-formats>
      </table:table>
      <table:named-expressions/>
      <table:database-ranges>
        <table:database-range table:name="__Anonymous_Sheet_DB__0" table:target-range-address="Sheet1.A1:Sheet1.J21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4">00/00/0000</text:date>, <text:time style:data-style-name="N2" text:time-value="11:46:27.3379977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30T07:44:54.995100476</meta:creation-date>
    <dc:date>2025-02-14T11:54:23.347630557</dc:date>
    <meta:editing-duration>PT3H16M24S</meta:editing-duration>
    <meta:editing-cycles>13</meta:editing-cycles>
    <meta:generator>LibreOffice/6.4.7.2$Linux_X86_64 LibreOffice_project/40$Build-2</meta:generator>
    <meta:document-statistic meta:table-count="1" meta:cell-count="199" meta:object-count="0"/>
  </office:meta>
</office:document-meta>
</file>